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f28c9" officeooo:paragraph-rsid="000f28c9"/>
    </style:style>
    <style:style style:name="T1" style:family="text">
      <style:text-properties officeooo:rsid="000f28c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KL-<text:span text:style-name="T1">PT1 Calibration Procedure</text:span></text:p>
      <text:list xml:id="list574302941" text:style-name="L1">
        <text:list-item>
          <text:p text:style-name="P1">Note date, time, and environmental conditions on calibration report</text:p>
        </text:list-item>
        <text:list-item>
          <text:p text:style-name="P1">Ensure all equipment being used has current, valid calibration and note serial numbers on calibration report</text:p>
        </text:list-item>
        <text:list-item>
          <text:p text:style-name="P1">Attach SMA(m) test leads to VNA and perform SOLT calibr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2T23:22:08.937794064</meta:creation-date>
    <meta:generator>LibreOffice/6.1.5.2$Linux_X86_64 LibreOffice_project/10$Build-2</meta:generator>
    <dc:date>2020-08-02T23:32:15.347797771</dc:date>
    <meta:editing-duration>PT10M6S</meta:editing-duration>
    <meta:editing-cycles>1</meta:editing-cycles>
    <meta:document-statistic meta:table-count="0" meta:image-count="0" meta:object-count="0" meta:page-count="1" meta:paragraph-count="4" meta:word-count="41" meta:character-count="270" meta:non-whitespace-character-count="236"/>
  </office:meta>
</office:document-meta>
</file>